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tioner</text:p>
      <text:p text:style-name="P1"/>
      <text:p text:style-name="Standard">Uppgiftskrav formulär</text:p>
      <text:p text:style-name="Standard">Formuläret kan både användas för att boka en period och att skicka ett meddelande</text:p>
      <text:p text:style-name="Standard">Fält som måste fyllas i är: Namn, kontaktuppgifter samt antingen meddelande eller bokningsperiod.</text:p>
      <text:p text:style-name="Standard">Om bokningsperiod fylls i... Måste vara ledig Måste vara i framtiden</text:p>
      <text:p text:style-name="Standard">Om meddelande fylls i...</text:p>
      <text:p text:style-name="Standard">Om felaktiga och/eller bristfälliga uppgifter fylls i...</text:p>
      <text:p text:style-name="Standard"/>
      <text:p text:style-name="Standard"><text:span text:style-name="T1">personuppgifter, önskad period samt önskade tillv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09T20:57:33.49</meta:creation-date>
    <meta:generator>OpenOffice/4.0.0$Win32 OpenOffice.org_project/400m3$Build-9702</meta:generator>
    <dc:date>2013-12-09T21:19:10.38</dc:date>
    <dc:creator>Lotta Onsö</dc:creator>
    <meta:editing-duration>PT21M36S</meta:editing-duration>
    <meta:editing-cycles>2</meta:editing-cycles>
    <meta:document-statistic meta:table-count="0" meta:image-count="0" meta:object-count="0" meta:page-count="1" meta:paragraph-count="8" meta:word-count="58" meta:character-count="410"/>
  </office:meta>
</office:document-meta>
</file>